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9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WAITING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4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4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style-name="ce5"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WAITING</text:p>
          </table:table-cell>
          <table:table-cell table:content-validation-name="val3" office:value-type="string">
            <text:p>Hamid</text:p>
          </table:table-cell>
        </table:table-row>
        <table:table-row table:style-name="ro5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5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 table:number-rows-repeated="27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4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4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4" table:number-rows-repeated="31">
          <table:table-cell table:number-columns-repeated="4"/>
          <table:table-cell table:content-validation-name="val2"/>
          <table:table-cell/>
        </table:table-row>
        <table:table-row table:style-name="ro4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4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9">01/09/2011</text:date>, <text:time>12:5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09T12:58:31</dc:date>
    <dc:creator>jander nascimento</dc:creator>
    <meta:editing-duration>PT04H43M48S</meta:editing-duration>
    <meta:editing-cycles>37</meta:editing-cycles>
    <meta:generator>OpenOffice.org/3.2$Linux OpenOffice.org_project/320m12$Build-9483</meta:generator>
    <meta:document-statistic meta:table-count="2" meta:cell-count="180" meta:object-count="0"/>
  </office:meta>
</office:document-meta>
</file>